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5283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table:number-columns-repeated="2"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table:number-columns-repeated="2"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31/2000</text:p>
          </table:table-cell>
          <table:table-cell office:value-type="float" office:value="150010006">
            <text:p>1500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5900">
            <text:p>25900</text:p>
          </table:table-cell>
          <table:table-cell office:value-type="string">
            <text:p>Hilo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0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0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0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0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0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1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1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3">
            <text:p>0.003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  <table:table-row table:style-name="ro1">
          <table:table-cell office:value-type="string">
            <text:p>12/31/2000</text:p>
          </table:table-cell>
          <table:table-cell office:value-type="float" office:value="150031004">
            <text:p>150031004</text:p>
          </table:table-cell>
          <table:table-cell office:value-type="float" office:value="2">
            <text:p>2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6520">
            <text:p>46520</text:p>
          </table:table-cell>
          <table:table-cell office:value-type="string">
            <text:p>Urban Honolulu, HI</text:p>
          </table:table-cell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 office:value-type="string">
            <text:p>Honolulu</text:p>
          </table:table-cell>
          <table:table-cell office:value-type="float" office:value="21.3033819">
            <text:p>21.3033819</text:p>
          </table:table-cell>
          <table:table-cell office:value-type="float" office:value="-157.8711711">
            <text:p>-157.8711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24" meta:object-count="0"/>
    <meta:generator>LibreOffice/3.5$Linux_X86_64 LibreOffice_project/350m1$Build-2</meta:generator>
  </office:meta>
</office:document-meta>
</file>